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c60" officeooo:paragraph-rsid="0016bc6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72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om 3 variables =&gt; tab sujet de random</text:p>
      <text:p text:style-name="P1"><text:a xlink:type="simple" xlink:href="https://developer.mozilla.org/fr/docs/Web/JavaScript/Reference/Objets_globaux/Math/random" text:style-name="Internet_20_link" text:visited-style-name="Visited_20_Internet_20_Link">https://developer.mozilla.org/fr/docs/Web/JavaScript/Reference/Objets_globaux/Math/random</text:a></text:p>
      <text:p text:style-name="P1"><text:a xlink:type="simple" xlink:href="https://openclassrooms.com/forum/sujet/nombre-aleatoire-en-javascript-91433" text:style-name="Internet_20_link" text:visited-style-name="Visited_20_Internet_20_Link">https://openclassrooms.com/forum/sujet/nombre-aleatoire-en-javascript-91433</text:a></text:p>
      <text:p text:style-name="P1">math.random retourne un chiffre entre 0 et 1, à moi de faire en sorte que ça retourne un chiffre entre 1 et X (20, +?)</text:p>
      <text:p text:style-name="P1">sujet + verbe + complément</text:p>
      <text:p text:style-name="P1">3 variables différentes dans des tableaux</text:p>
      <text:p text:style-name="P1"/>
      <text:p text:style-name="P1">rajouter ensuite un 2<text:span text:style-name="T1">e</text:span> complément</text:p>
      <text:p text:style-name="P1">Créer une bou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1:08:03.380637401</meta:creation-date>
    <dc:date>2017-01-18T21:57:50.164330348</dc:date>
    <meta:editing-duration>PT29M6S</meta:editing-duration>
    <meta:editing-cycles>1</meta:editing-cycles>
    <meta:document-statistic meta:table-count="0" meta:image-count="0" meta:object-count="0" meta:page-count="1" meta:paragraph-count="8" meta:word-count="54" meta:character-count="439" meta:non-whitespace-character-count="393"/>
    <meta:generator>LibreOffice/5.1.4.2$Linux_X86_64 LibreOffice_project/10m0$Build-2</meta:generator>
  </office:meta>
</office:document-meta>
</file>